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style:text-underline-style="solid" style:text-underline-width="auto" style:text-underline-color="font-color" fo:font-weight="bold" officeooo:rsid="000d0b55" officeooo:paragraph-rsid="001a33d8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24pt" style:text-underline-style="none" fo:font-weight="bold" officeooo:rsid="001a33d8" officeooo:paragraph-rsid="001a33d8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style:text-underline-style="solid" style:text-underline-width="auto" style:text-underline-color="font-color" fo:font-weight="bold" officeooo:rsid="000d0b55" officeooo:paragraph-rsid="001a33d8" style:font-size-asian="36pt" style:font-weight-asian="bold" style:font-size-complex="36pt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d0b55" officeooo:paragraph-rsid="001a33d8" style:font-size-asian="28pt" style:font-weight-asian="bold" style:font-size-complex="28pt" style:font-weight-complex="bold"/>
    </style:style>
    <style:style style:name="P5" style:family="paragraph" style:parent-style-name="Standard">
      <style:text-properties fo:font-size="28pt" style:text-underline-style="none" fo:font-weight="bold" officeooo:rsid="001a33d8" officeooo:paragraph-rsid="001a33d8" style:font-size-asian="28pt" style:font-weight-asian="bold" style:font-size-complex="28pt" style:font-weight-complex="bold"/>
    </style:style>
    <style:style style:name="T1" style:family="text">
      <style:text-properties officeooo:rsid="001a33d8"/>
    </style:style>
    <style:style style:name="T2" style:family="text">
      <style:text-properties style:text-position="super 58%"/>
    </style:style>
    <style:style style:name="T3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4" style:family="text">
      <style:text-properties fo:font-size="28pt" style:text-underline-style="solid" style:text-underline-width="auto" style:text-underline-color="font-color" officeooo:rsid="000d0b55" style:font-size-asian="28pt" style:font-size-complex="28pt"/>
    </style:style>
    <style:style style:name="T5" style:family="text">
      <style:text-properties style:text-underline-style="solid" style:text-underline-width="auto" style:text-underline-color="font-color" officeooo:rsid="000d0b55"/>
    </style:style>
    <style:style style:name="T6" style:family="text">
      <style:text-properties officeooo:rsid="000d0b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QL ASSIGNMENT-<text:span text:style-name="T1">2</text:span></text:p>
      <text:p text:style-name="P1"/>
      <text:p text:style-name="P1"/>
      <text:p text:style-name="P4">Question 1: </text:p>
      <text:p text:style-name="P1"/>
      <text:p text:style-name="P2">Cnum is the primary key for the Customers Table.</text:p>
      <text:p text:style-name="P2"/>
      <text:p text:style-name="P4"/>
      <text:p text:style-name="P4"/>
      <text:p text:style-name="P4"/>
      <text:p text:style-name="P4">Question <text:span text:style-name="T1">2</text:span>:</text:p>
      <text:p text:style-name="P4"/>
      <text:p text:style-name="P2">Rating is the 4<text:span text:style-name="T2">th</text:span> column of the Customers Table.</text:p>
      <text:p text:style-name="P5"/>
      <text:p text:style-name="P4"/>
      <text:p text:style-name="P4"/>
      <text:p text:style-name="P4"/>
      <text:p text:style-name="P4">Question <text:span text:style-name="T1">3</text:span>: </text:p>
      <text:p text:style-name="P4"/>
      <text:p text:style-name="P2">Row is also referred to as a Tuple while Column is also referred to as an Attribute.</text:p>
      <text:p text:style-name="P2"><text:soft-page-break/><text:span text:style-name="T4"/></text:p>
      <text:p text:style-name="P2"><text:span text:style-name="T4">Question </text:span><text:span text:style-name="T3">4</text:span><text:span text:style-name="T4">: </text:span></text:p>
      <text:p text:style-name="P2"><text:span text:style-name="T4"/></text:p>
      <text:p text:style-name="P2"><text:span text:style-name="T6">SQL tables represent unordered set hence unless there exists a column which is explicitly defiened in ordering, it is not possible to see which might be the first 5 rows of a table</text:span>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16:46:56.097453977</meta:creation-date>
    <dc:date>2024-03-08T16:54:05.413481358</dc:date>
    <meta:editing-duration>PT7M10S</meta:editing-duration>
    <meta:editing-cycles>1</meta:editing-cycles>
    <meta:document-statistic meta:table-count="0" meta:image-count="0" meta:object-count="0" meta:page-count="2" meta:paragraph-count="9" meta:word-count="78" meta:character-count="424" meta:non-whitespace-character-count="351"/>
    <meta:generator>LibreOffice/7.3.7.2$Linux_X86_64 LibreOffice_project/30$Build-2</meta:generator>
  </office:meta>
</office:document-meta>
</file>